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B000000C764A9DB608A725CE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Roboto Mono" svg:font-family="'Roboto Mono'" style:font-adornments="Regular" style:font-family-generic="modern" style:font-pitch="fixed"/>
    <style:font-face style:name="Arial2" svg:font-family="Arial" style:font-adornments="Regular" style:font-family-generic="modern" style:font-pitch="variable"/>
    <style:font-face style:name="Roboto Mono1" svg:font-family="'Roboto Mono'" style:font-adornments="Regular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9.314cm"/>
      <style:paragraph-properties style:writing-mode="lr-tb"/>
    </style:style>
    <style:style style:name="gr2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  <style:paragraph-properties style:writing-mode="lr-tb"/>
    </style:style>
    <style:style style:name="gr3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9cm" fo:padding-top="0.145cm" fo:padding-bottom="0.145cm" fo:padding-left="0.27cm" fo:padding-right="0.27cm"/>
    </style:style>
    <style:style style:name="gr4" style:family="graphic" style:parent-style-name="objectwithoutfill">
      <style:graphic-properties svg:stroke-width="0.04cm" svg:stroke-color="#000000" draw:marker-start-width="0.2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9cm" fo:padding-top="0.145cm" fo:padding-bottom="0.145cm" fo:padding-left="0.27cm" fo:padding-right="0.27cm"/>
      <style:paragraph-properties style:writing-mode="lr-tb"/>
    </style:style>
    <style:style style:name="gr7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6cm" fo:padding-top="0.145cm" fo:padding-bottom="0.145cm" fo:padding-left="0.27cm" fo:padding-right="0.27cm"/>
    </style:style>
    <style:style style:name="gr8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2.317cm" fo:padding-top="0.145cm" fo:padding-bottom="0.145cm" fo:padding-left="0.27cm" fo:padding-right="0.27cm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6cm" fo:padding-top="0.145cm" fo:padding-bottom="0.145cm" fo:padding-left="0.27cm" fo:padding-right="0.27cm"/>
      <style:paragraph-properties style:writing-mode="lr-tb"/>
    </style:style>
    <style:style style:name="gr11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7cm" fo:padding-top="0.145cm" fo:padding-bottom="0.145cm" fo:padding-left="0.27cm" fo:padding-right="0.27cm"/>
    </style:style>
    <style:style style:name="gr12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86cm" fo:padding-top="0.145cm" fo:padding-bottom="0.145cm" fo:padding-left="0.27cm" fo:padding-right="0.27cm"/>
      <style:paragraph-properties style:writing-mode="lr-tb"/>
    </style:style>
    <style:style style:name="gr13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2.313cm" fo:padding-top="0.145cm" fo:padding-bottom="0.145cm" fo:padding-left="0.27cm" fo:padding-right="0.27cm"/>
    </style:style>
    <style:style style:name="gr14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9cm" fo:padding-top="0.145cm" fo:padding-bottom="0.145cm" fo:padding-left="0.27cm" fo:padding-right="0.27cm"/>
      <style:paragraph-properties style:writing-mode="lr-tb"/>
    </style:style>
    <style:style style:name="gr15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9cm" fo:padding-top="0.145cm" fo:padding-bottom="0.145cm" fo:padding-left="0.27cm" fo:padding-right="0.27cm"/>
      <style:paragraph-properties style:writing-mode="lr-tb"/>
    </style:style>
    <style:style style:name="gr16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16.13cm" fo:padding-top="0.145cm" fo:padding-bottom="0.145cm" fo:padding-left="0.27cm" fo:padding-right="0.27cm"/>
      <style:paragraph-properties style:writing-mode="lr-tb"/>
    </style:style>
    <style:style style:name="gr17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9cm" fo:padding-top="0.145cm" fo:padding-bottom="0.145cm" fo:padding-left="0.27cm" fo:padding-right="0.27cm"/>
      <style:paragraph-properties style:writing-mode="lr-tb"/>
    </style:style>
    <style:style style:name="gr18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9cm" fo:padding-top="0.145cm" fo:padding-bottom="0.145cm" fo:padding-left="0.27cm" fo:padding-right="0.27cm"/>
      <style:paragraph-properties style:writing-mode="lr-tb"/>
    </style:style>
    <style:style style:name="gr19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9cm" fo:padding-top="0.145cm" fo:padding-bottom="0.145cm" fo:padding-left="0.27cm" fo:padding-right="0.27cm"/>
      <style:paragraph-properties style:writing-mode="lr-tb"/>
    </style:style>
    <style:style style:name="gr20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9cm" fo:padding-top="0.145cm" fo:padding-bottom="0.145cm" fo:padding-left="0.27cm" fo:padding-right="0.27cm"/>
      <style:paragraph-properties style:writing-mode="lr-tb"/>
    </style:style>
    <style:style style:name="gr21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9cm" fo:padding-top="0.145cm" fo:padding-bottom="0.145cm" fo:padding-left="0.27cm" fo:padding-right="0.27cm"/>
      <style:paragraph-properties style:writing-mode="lr-tb"/>
    </style:style>
    <style:style style:name="gr22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9cm" fo:padding-top="0.145cm" fo:padding-bottom="0.145cm" fo:padding-left="0.27cm" fo:padding-right="0.27cm"/>
      <style:paragraph-properties style:writing-mode="lr-tb"/>
    </style:style>
    <style:style style:name="gr23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9cm" fo:padding-top="0.145cm" fo:padding-bottom="0.145cm" fo:padding-left="0.27cm" fo:padding-right="0.27cm"/>
      <style:paragraph-properties style:writing-mode="lr-tb"/>
    </style:style>
    <style:style style:name="gr24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9cm" fo:padding-top="0.145cm" fo:padding-bottom="0.145cm" fo:padding-left="0.27cm" fo:padding-right="0.27cm"/>
      <style:paragraph-properties style:writing-mode="lr-tb"/>
    </style:style>
    <style:style style:name="gr25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9cm" fo:padding-top="0.145cm" fo:padding-bottom="0.145cm" fo:padding-left="0.27cm" fo:padding-right="0.27cm"/>
      <style:paragraph-properties style:writing-mode="lr-tb"/>
    </style:style>
    <style:style style:name="gr26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9cm" fo:padding-top="0.145cm" fo:padding-bottom="0.145cm" fo:padding-left="0.27cm" fo:padding-right="0.27cm"/>
      <style:paragraph-properties style:writing-mode="lr-tb"/>
    </style:style>
    <style:style style:name="gr27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9cm" fo:padding-top="0.145cm" fo:padding-bottom="0.145cm" fo:padding-left="0.27cm" fo:padding-right="0.27cm"/>
      <style:paragraph-properties style:writing-mode="lr-tb"/>
    </style:style>
    <style:style style:name="gr28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9cm" fo:padding-top="0.145cm" fo:padding-bottom="0.145cm" fo:padding-left="0.27cm" fo:padding-right="0.27cm"/>
      <style:paragraph-properties style:writing-mode="lr-tb"/>
    </style:style>
    <style:style style:name="gr29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9cm" fo:padding-top="0.145cm" fo:padding-bottom="0.145cm" fo:padding-left="0.27cm" fo:padding-right="0.27cm"/>
      <style:paragraph-properties style:writing-mode="lr-tb"/>
    </style:style>
    <style:style style:name="gr30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9cm" fo:padding-top="0.145cm" fo:padding-bottom="0.145cm" fo:padding-left="0.27cm" fo:padding-right="0.27cm"/>
      <style:paragraph-properties style:writing-mode="lr-tb"/>
    </style:style>
    <style:style style:name="gr31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9cm" fo:padding-top="0.145cm" fo:padding-bottom="0.145cm" fo:padding-left="0.27cm" fo:padding-right="0.27cm"/>
      <style:paragraph-properties style:writing-mode="lr-tb"/>
    </style:style>
    <style:style style:name="gr32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9cm" fo:padding-top="0.145cm" fo:padding-bottom="0.145cm" fo:padding-left="0.27cm" fo:padding-right="0.27cm"/>
      <style:paragraph-properties style:writing-mode="lr-tb"/>
    </style:style>
    <style:style style:name="gr33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9cm" fo:padding-top="0.145cm" fo:padding-bottom="0.145cm" fo:padding-left="0.27cm" fo:padding-right="0.27cm"/>
      <style:paragraph-properties style:writing-mode="lr-tb"/>
    </style:style>
    <style:style style:name="gr34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9cm" fo:padding-top="0.145cm" fo:padding-bottom="0.145cm" fo:padding-left="0.27cm" fo:padding-right="0.27cm"/>
      <style:paragraph-properties style:writing-mode="lr-tb"/>
    </style:style>
    <style:style style:name="gr35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9cm" fo:padding-top="0.145cm" fo:padding-bottom="0.145cm" fo:padding-left="0.27cm" fo:padding-right="0.27cm"/>
      <style:paragraph-properties style:writing-mode="lr-tb"/>
    </style:style>
    <style:style style:name="gr36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9cm" fo:padding-top="0.145cm" fo:padding-bottom="0.145cm" fo:padding-left="0.27cm" fo:padding-right="0.27cm"/>
      <style:paragraph-properties style:writing-mode="lr-tb"/>
    </style:style>
    <style:style style:name="gr37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9cm" fo:padding-top="0.145cm" fo:padding-bottom="0.145cm" fo:padding-left="0.27cm" fo:padding-right="0.27cm"/>
      <style:paragraph-properties style:writing-mode="lr-tb"/>
    </style:style>
    <style:style style:name="gr38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9cm" fo:padding-top="0.145cm" fo:padding-bottom="0.145cm" fo:padding-left="0.27cm" fo:padding-right="0.27cm"/>
      <style:paragraph-properties style:writing-mode="lr-tb"/>
    </style:style>
    <style:style style:name="gr39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9cm" fo:padding-top="0.145cm" fo:padding-bottom="0.145cm" fo:padding-left="0.27cm" fo:padding-right="0.27cm"/>
      <style:paragraph-properties style:writing-mode="lr-tb"/>
    </style:style>
    <style:style style:name="gr40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139cm" fo:min-width="0.89cm" fo:padding-top="0.145cm" fo:padding-bottom="0.145cm" fo:padding-left="0.27cm" fo:padding-right="0.27cm"/>
      <style:paragraph-properties style:writing-mode="lr-tb"/>
    </style:style>
    <style:style style:name="gr4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Arial" fo:font-size="18pt" style:font-size-asian="18pt" style:font-size-complex="18pt"/>
    </style:style>
    <style:style style:name="P9" style:family="paragraph">
      <style:paragraph-properties fo:text-align="center" style:writing-mode="lr-tb"/>
      <style:text-properties style:font-name="Arial" fo:font-size="18pt" style:font-size-asian="18pt" style:font-size-complex="18pt"/>
    </style:style>
    <style:style style:name="P10" style:family="paragraph">
      <loext:graphic-properties draw:fill="none"/>
      <style:paragraph-properties fo:text-align="center" style:writing-mode="lr-tb"/>
      <style:text-properties style:font-name="Arial" fo:font-size="18pt" style:font-size-asian="18pt" style:font-size-complex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Roboto Mono" fo:font-size="18pt" style:font-size-asian="18pt" style:font-size-complex="18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Roboto Mono" fo:font-size="18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style:font-name="Roboto Mono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814cm" svg:height="1.6cm" svg:x="0cm" svg:y="-2.2cm">
          <text:p text:style-name="P1"><text:span text:style-name="T1">Linked Lis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427cm" svg:height="1.429cm" svg:x="5.122cm" svg:y="9.452cm">
          <text:p text:style-name="P2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29cm" svg:height="1.429cm" draw:transform="rotate (-3.14159265358979) translate (7.978cm 10.8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7.404cm" svg:y1="10.165cm" svg:x2="9.408cm" svg:y2="10.166cm" draw:start-shape="id1" draw:start-glue-point="6" draw:end-shape="id2" draw:end-glue-point="3" svg:d="M7404 10165c1489 0 488 1 2004 1" svg:viewBox="0 0 2005 2">
          <text:p/>
        </draw:connector>
        <draw:custom-shape draw:style-name="gr5" draw:text-style-name="P6" xml:id="id1" draw:id="id1" draw:layer="layout" svg:width="0.283cm" svg:height="0.284cm" draw:transform="rotate (-3.14159265358979) translate (7.404cm 10.3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" draw:id="id2" draw:layer="layout" svg:width="1.43cm" svg:height="1.429cm" svg:x="9.408cm" svg:y="9.452cm">
          <text:p text:style-name="P2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measurelines" svg:width="1.426cm" svg:height="1.429cm" draw:transform="rotate (-3.14159265358979) translate (12.264cm 10.8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measurelines" draw:type="curve" svg:x1="11.693cm" svg:y1="10.168cm" svg:x2="13.694cm" svg:y2="10.168cm" draw:start-shape="id3" draw:start-glue-point="6" svg:d="M11693 10168h2001" svg:viewBox="0 0 2002 1">
          <text:p/>
        </draw:connector>
        <draw:custom-shape draw:style-name="gr5" draw:text-style-name="P6" xml:id="id3" draw:id="id3" draw:layer="measurelines" svg:width="0.286cm" svg:height="0.283cm" draw:transform="rotate (-3.14159265358979) translate (11.693cm 10.3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4.887cm" svg:y1="8.483cm" svg:x2="6.551cm" svg:y2="9.453cm" draw:start-shape="id4" draw:start-glue-point="2" draw:end-shape="id5" draw:end-glue-point="2" svg:d="M4887 8483c0 712 1664 228 1664 970" svg:viewBox="0 0 1665 971">
          <text:p/>
        </draw:connector>
        <draw:custom-shape draw:style-name="gr8" draw:text-style-name="P4" xml:id="id5" draw:id="id5" draw:layer="layout" svg:width="2.857cm" svg:height="1.429cm" draw:transform="rotate (-3.14159265358979) translate (7.979cm 10.8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xml:id="id4" draw:id="id4" draw:layer="layout" svg:width="1.951cm" svg:height="0.962cm" svg:x="3.912cm" svg:y="7.521cm">
          <draw:text-box>
            <text:p text:style-name="P7"><text:span text:style-name="T2">head</text:span></text:p>
          </draw:text-box>
        </draw:frame>
        <draw:custom-shape draw:style-name="gr10" draw:text-style-name="P10" draw:layer="layout" svg:width="1.426cm" svg:height="1.429cm" svg:x="13.69cm" svg:y="9.454cm">
          <text:p text:style-name="P9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427cm" svg:height="1.429cm" svg:x="15.116cm" svg:y="9.4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6" draw:id="id6" draw:layer="layout" svg:width="0.286cm" svg:height="0.284cm" svg:x="15.688cm" svg:y="10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7" draw:id="id7" draw:layer="layout" svg:width="1.426cm" svg:height="1.429cm" svg:x="17.973cm" svg:y="9.453cm">
          <text:p text:style-name="P2"><text:span text:style-name="T2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15.974cm" svg:y1="10.17cm" svg:x2="17.973cm" svg:y2="10.167cm" draw:start-shape="id6" draw:start-glue-point="10" draw:end-shape="id7" draw:end-glue-point="3" svg:d="M15974 10170c1501 0 502-3 1999-3" svg:viewBox="0 0 2000 4">
          <text:p/>
        </draw:connector>
        <draw:connector draw:style-name="gr4" draw:text-style-name="P5" draw:layer="layout" draw:type="curve" svg:x1="16.434cm" svg:y1="8.483cm" svg:x2="15.116cm" svg:y2="9.454cm" draw:start-shape="id8" draw:start-glue-point="2" draw:end-shape="id9" draw:end-glue-point="0" svg:d="M16434 8483c0 712-1318 227-1318 971" svg:viewBox="0 0 1319 972">
          <text:p/>
        </draw:connector>
        <draw:frame draw:style-name="gr9" draw:text-style-name="P8" xml:id="id8" draw:id="id8" draw:layer="layout" svg:width="1.345cm" svg:height="0.962cm" svg:x="15.762cm" svg:y="7.521cm">
          <draw:text-box>
            <text:p text:style-name="P7"><text:span text:style-name="T2">tail</text:span></text:p>
          </draw:text-box>
        </draw:frame>
        <draw:custom-shape draw:style-name="gr13" draw:text-style-name="P4" xml:id="id9" draw:id="id9" draw:layer="layout" svg:width="2.853cm" svg:height="1.429cm" svg:x="13.69cm" svg:y="9.45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4" draw:text-style-name="P12" draw:layer="layout" svg:width="1.43cm" svg:height="1.429cm" svg:x="5.108cm" svg:y="9.037cm">
          <text:p text:style-name="P11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.426cm" svg:height="1.429cm" draw:transform="rotate (-3.14159265358979) translate (6.538cm 9.0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5.967cm" svg:y1="8.323cm" svg:x2="7.968cm" svg:y2="8.323cm" draw:start-shape="id10" draw:start-glue-point="6" svg:d="M5967 8323h2001" svg:viewBox="0 0 2002 1">
          <text:p/>
        </draw:connector>
        <draw:custom-shape draw:style-name="gr5" draw:text-style-name="P6" xml:id="id10" draw:id="id10" draw:layer="layout" svg:width="0.286cm" svg:height="0.283cm" draw:transform="rotate (-3.14159265358979) translate (5.967cm 8.4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1.43cm" svg:height="1.429cm" svg:x="7.968cm" svg:y="9.037cm">
          <text:p text:style-name="P2"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.426cm" svg:height="1.429cm" draw:transform="rotate (-3.14159265358979) translate (9.398cm 9.0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8.827cm" svg:y1="8.323cm" svg:x2="10.828cm" svg:y2="8.323cm" draw:start-shape="id11" draw:start-glue-point="6" svg:d="M8827 8323h2001" svg:viewBox="0 0 2002 1">
          <text:p/>
        </draw:connector>
        <draw:custom-shape draw:style-name="gr5" draw:text-style-name="P6" xml:id="id11" draw:id="id11" draw:layer="layout" svg:width="0.286cm" svg:height="0.283cm" draw:transform="rotate (-3.14159265358979) translate (8.827cm 8.4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6.67cm" svg:height="1.429cm" svg:x="6.68cm" svg:y="12.311cm">
          <text:p text:style-name="P2"><text:span text:style-name="T2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layout" svg:width="1.43cm" svg:height="1.429cm" svg:x="10.824cm" svg:y="9.037cm">
          <text:p text:style-name="P2"><text:span text:style-name="T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.426cm" svg:height="1.429cm" draw:transform="rotate (-3.14159265358979) translate (12.254cm 9.0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11.683cm" svg:y1="8.323cm" svg:x2="13.684cm" svg:y2="8.323cm" draw:start-shape="id12" draw:start-glue-point="6" svg:d="M11683 8323h2001" svg:viewBox="0 0 2002 1">
          <text:p/>
        </draw:connector>
        <draw:custom-shape draw:style-name="gr5" draw:text-style-name="P6" xml:id="id12" draw:id="id12" draw:layer="layout" svg:width="0.286cm" svg:height="0.283cm" draw:transform="rotate (-3.14159265358979) translate (11.683cm 8.4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1.43cm" svg:height="1.429cm" svg:x="13.684cm" svg:y="9.037cm">
          <text:p text:style-name="P2"><text:span text:style-name="T3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.426cm" svg:height="1.429cm" draw:transform="rotate (-3.14159265358979) translate (15.114cm 9.0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14.543cm" svg:y1="8.323cm" svg:x2="16.544cm" svg:y2="8.323cm" draw:start-shape="id13" draw:start-glue-point="6" svg:d="M14543 8323h2001" svg:viewBox="0 0 2002 1">
          <text:p/>
        </draw:connector>
        <draw:custom-shape draw:style-name="gr5" draw:text-style-name="P6" xml:id="id13" draw:id="id13" draw:layer="layout" svg:width="0.286cm" svg:height="0.283cm" draw:transform="rotate (-3.14159265358979) translate (14.543cm 8.4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43cm" svg:height="1.429cm" svg:x="16.53cm" svg:y="9.037cm">
          <text:p text:style-name="P2"><text:span text:style-name="T3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.426cm" svg:height="1.429cm" draw:transform="rotate (-3.14159265358979) translate (17.96cm 9.0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17.389cm" svg:y1="8.323cm" svg:x2="19.39cm" svg:y2="8.323cm" draw:start-shape="id14" draw:start-glue-point="6" svg:d="M17389 8323h2001" svg:viewBox="0 0 2002 1">
          <text:p/>
        </draw:connector>
        <draw:custom-shape draw:style-name="gr5" draw:text-style-name="P6" xml:id="id14" draw:id="id14" draw:layer="layout" svg:width="0.286cm" svg:height="0.283cm" draw:transform="rotate (-3.14159265358979) translate (17.389cm 8.4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1.43cm" svg:height="1.429cm" svg:x="19.39cm" svg:y="9.037cm">
          <text:p text:style-name="P2"><text:span text:style-name="T3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.426cm" svg:height="1.429cm" draw:transform="rotate (-3.14159265358979) translate (20.82cm 9.0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20.249cm" svg:y1="8.323cm" svg:x2="22.25cm" svg:y2="8.323cm" draw:start-shape="id15" draw:start-glue-point="6" svg:d="M20249 8323h2001" svg:viewBox="0 0 2002 1">
          <text:p/>
        </draw:connector>
        <draw:custom-shape draw:style-name="gr5" draw:text-style-name="P6" xml:id="id15" draw:id="id15" draw:layer="layout" svg:width="0.286cm" svg:height="0.283cm" draw:transform="rotate (-3.14159265358979) translate (20.249cm 8.4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43cm" svg:height="1.429cm" svg:x="22.246cm" svg:y="9.037cm">
          <text:p text:style-name="P2"><text:span text:style-name="T3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.426cm" svg:height="1.429cm" draw:transform="rotate (-3.14159265358979) translate (23.676cm 9.0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23.105cm" svg:y1="8.323cm" svg:x2="25.106cm" svg:y2="8.323cm" draw:start-shape="id16" draw:start-glue-point="6" svg:d="M23105 8323h2001" svg:viewBox="0 0 2002 1">
          <text:p/>
        </draw:connector>
        <draw:custom-shape draw:style-name="gr5" draw:text-style-name="P6" xml:id="id16" draw:id="id16" draw:layer="layout" svg:width="0.286cm" svg:height="0.283cm" draw:transform="rotate (-3.14159265358979) translate (23.105cm 8.4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1.43cm" svg:height="1.429cm" svg:x="25.106cm" svg:y="9.037cm">
          <text:p text:style-name="P2"><text:span text:style-name="T3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.426cm" svg:height="1.429cm" draw:transform="rotate (-3.14159265358979) translate (26.536cm 9.0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25.965cm" svg:y1="8.323cm" svg:x2="27.966cm" svg:y2="8.323cm" draw:start-shape="id17" draw:start-glue-point="6" svg:d="M25965 8323h2001" svg:viewBox="0 0 2002 1">
          <text:p/>
        </draw:connector>
        <draw:custom-shape draw:style-name="gr5" draw:text-style-name="P6" xml:id="id17" draw:id="id17" draw:layer="layout" svg:width="0.286cm" svg:height="0.283cm" draw:transform="rotate (-3.14159265358979) translate (25.965cm 8.4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1.43cm" svg:height="1.429cm" svg:x="27.966cm" svg:y="9.037cm">
          <text:p text:style-name="P2"><text:span text:style-name="T3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.426cm" svg:height="1.429cm" draw:transform="rotate (-3.14159265358979) translate (29.392cm 9.0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28.821cm" svg:y1="8.323cm" svg:x2="30.822cm" svg:y2="8.323cm" draw:start-shape="id18" draw:start-glue-point="6" svg:d="M28821 8323h2001" svg:viewBox="0 0 2002 1">
          <text:p/>
        </draw:connector>
        <draw:custom-shape draw:style-name="gr5" draw:text-style-name="P6" xml:id="id18" draw:id="id18" draw:layer="layout" svg:width="0.286cm" svg:height="0.283cm" draw:transform="rotate (-3.14159265358979) translate (28.821cm 8.4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1.43cm" svg:height="1.429cm" svg:x="30.822cm" svg:y="9.037cm">
          <text:p text:style-name="P2"><text:span text:style-name="T3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.426cm" svg:height="1.429cm" draw:transform="rotate (-3.14159265358979) translate (3.682cm 9.0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3.111cm" svg:y1="8.323cm" svg:x2="5.112cm" svg:y2="8.323cm" draw:start-shape="id19" draw:start-glue-point="6" svg:d="M3111 8323h2001" svg:viewBox="0 0 2002 1">
          <text:p/>
        </draw:connector>
        <draw:custom-shape draw:style-name="gr5" draw:text-style-name="P6" xml:id="id19" draw:id="id19" draw:layer="layout" svg:width="0.286cm" svg:height="0.283cm" draw:transform="rotate (-3.14159265358979) translate (3.111cm 8.4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26cm" svg:height="1.429cm" draw:transform="rotate (-3.14159265358979) translate (32.248cm 9.0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31.677cm" svg:y1="8.323cm" svg:x2="33.678cm" svg:y2="8.323cm" draw:start-shape="id20" draw:start-glue-point="6" svg:d="M31677 8323h2001" svg:viewBox="0 0 2002 1">
          <text:p/>
        </draw:connector>
        <draw:custom-shape draw:style-name="gr5" draw:text-style-name="P6" xml:id="id20" draw:id="id20" draw:layer="layout" svg:width="0.286cm" svg:height="0.283cm" draw:transform="rotate (-3.14159265358979) translate (31.677cm 8.4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26cm" svg:height="1.429cm" draw:transform="rotate (-3.14159265358979) translate (6.538cm 7.6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5.967cm" svg:y1="6.894cm" svg:x2="7.968cm" svg:y2="6.894cm" draw:start-shape="id21" draw:start-glue-point="6" svg:d="M5967 6894h2001" svg:viewBox="0 0 2002 1">
          <text:p/>
        </draw:connector>
        <draw:custom-shape draw:style-name="gr5" draw:text-style-name="P6" xml:id="id21" draw:id="id21" draw:layer="layout" svg:width="0.286cm" svg:height="0.283cm" draw:transform="rotate (-3.14159265358979) translate (5.967cm 7.0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26cm" svg:height="1.429cm" draw:transform="rotate (-3.14159265358979) translate (9.398cm 7.6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8.827cm" svg:y1="6.894cm" svg:x2="10.828cm" svg:y2="6.894cm" draw:start-shape="id22" draw:start-glue-point="6" svg:d="M8827 6894h2001" svg:viewBox="0 0 2002 1">
          <text:p/>
        </draw:connector>
        <draw:custom-shape draw:style-name="gr5" draw:text-style-name="P6" xml:id="id22" draw:id="id22" draw:layer="layout" svg:width="0.286cm" svg:height="0.283cm" draw:transform="rotate (-3.14159265358979) translate (8.827cm 7.0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26cm" svg:height="1.429cm" draw:transform="rotate (-3.14159265358979) translate (12.254cm 7.6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11.683cm" svg:y1="6.894cm" svg:x2="13.684cm" svg:y2="6.894cm" draw:start-shape="id23" draw:start-glue-point="6" svg:d="M11683 6894h2001" svg:viewBox="0 0 2002 1">
          <text:p/>
        </draw:connector>
        <draw:custom-shape draw:style-name="gr5" draw:text-style-name="P6" xml:id="id23" draw:id="id23" draw:layer="layout" svg:width="0.286cm" svg:height="0.283cm" draw:transform="rotate (-3.14159265358979) translate (11.683cm 7.0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26cm" svg:height="1.429cm" draw:transform="rotate (-3.14159265358979) translate (15.114cm 7.6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14.543cm" svg:y1="6.894cm" svg:x2="16.544cm" svg:y2="6.894cm" draw:start-shape="id24" draw:start-glue-point="6" svg:d="M14543 6894h2001" svg:viewBox="0 0 2002 1">
          <text:p/>
        </draw:connector>
        <draw:custom-shape draw:style-name="gr5" draw:text-style-name="P6" xml:id="id24" draw:id="id24" draw:layer="layout" svg:width="0.286cm" svg:height="0.283cm" draw:transform="rotate (-3.14159265358979) translate (14.543cm 7.0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26cm" svg:height="1.429cm" draw:transform="rotate (-3.14159265358979) translate (17.96cm 7.6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17.389cm" svg:y1="6.894cm" svg:x2="19.39cm" svg:y2="6.894cm" draw:start-shape="id25" draw:start-glue-point="6" svg:d="M17389 6894h2001" svg:viewBox="0 0 2002 1">
          <text:p/>
        </draw:connector>
        <draw:custom-shape draw:style-name="gr5" draw:text-style-name="P6" xml:id="id25" draw:id="id25" draw:layer="layout" svg:width="0.286cm" svg:height="0.283cm" draw:transform="rotate (-3.14159265358979) translate (17.389cm 7.0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26cm" svg:height="1.429cm" draw:transform="rotate (-3.14159265358979) translate (20.82cm 7.6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20.249cm" svg:y1="6.894cm" svg:x2="22.25cm" svg:y2="6.894cm" draw:start-shape="id26" draw:start-glue-point="6" svg:d="M20249 6894h2001" svg:viewBox="0 0 2002 1">
          <text:p/>
        </draw:connector>
        <draw:custom-shape draw:style-name="gr5" draw:text-style-name="P6" xml:id="id26" draw:id="id26" draw:layer="layout" svg:width="0.286cm" svg:height="0.283cm" draw:transform="rotate (-3.14159265358979) translate (20.249cm 7.0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26cm" svg:height="1.429cm" draw:transform="rotate (-3.14159265358979) translate (23.676cm 7.6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23.105cm" svg:y1="6.894cm" svg:x2="25.106cm" svg:y2="6.894cm" draw:start-shape="id27" draw:start-glue-point="6" svg:d="M23105 6894h2001" svg:viewBox="0 0 2002 1">
          <text:p/>
        </draw:connector>
        <draw:custom-shape draw:style-name="gr5" draw:text-style-name="P6" xml:id="id27" draw:id="id27" draw:layer="layout" svg:width="0.286cm" svg:height="0.283cm" draw:transform="rotate (-3.14159265358979) translate (23.105cm 7.0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26cm" svg:height="1.429cm" draw:transform="rotate (-3.14159265358979) translate (26.536cm 7.6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25.965cm" svg:y1="6.894cm" svg:x2="27.966cm" svg:y2="6.894cm" draw:start-shape="id28" draw:start-glue-point="6" svg:d="M25965 6894h2001" svg:viewBox="0 0 2002 1">
          <text:p/>
        </draw:connector>
        <draw:custom-shape draw:style-name="gr5" draw:text-style-name="P6" xml:id="id28" draw:id="id28" draw:layer="layout" svg:width="0.286cm" svg:height="0.283cm" draw:transform="rotate (-3.14159265358979) translate (25.965cm 7.0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26cm" svg:height="1.429cm" draw:transform="rotate (-3.14159265358979) translate (29.392cm 7.6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28.821cm" svg:y1="6.894cm" svg:x2="30.822cm" svg:y2="6.894cm" draw:start-shape="id29" draw:start-glue-point="6" svg:d="M28821 6894h2001" svg:viewBox="0 0 2002 1">
          <text:p/>
        </draw:connector>
        <draw:custom-shape draw:style-name="gr5" draw:text-style-name="P6" xml:id="id29" draw:id="id29" draw:layer="layout" svg:width="0.286cm" svg:height="0.283cm" draw:transform="rotate (-3.14159265358979) translate (28.821cm 7.0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26cm" svg:height="1.429cm" draw:transform="rotate (-3.14159265358979) translate (3.682cm 7.6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3.111cm" svg:y1="6.894cm" svg:x2="5.112cm" svg:y2="6.894cm" draw:start-shape="id30" draw:start-glue-point="6" svg:d="M3111 6894h2001" svg:viewBox="0 0 2002 1">
          <text:p/>
        </draw:connector>
        <draw:custom-shape draw:style-name="gr5" draw:text-style-name="P6" xml:id="id30" draw:id="id30" draw:layer="layout" svg:width="0.286cm" svg:height="0.283cm" draw:transform="rotate (-3.14159265358979) translate (3.111cm 7.0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26cm" svg:height="1.429cm" draw:transform="rotate (-3.14159265358979) translate (32.248cm 7.6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31.677cm" svg:y1="6.894cm" svg:x2="33.678cm" svg:y2="6.894cm" draw:start-shape="id31" draw:start-glue-point="6" svg:d="M31677 6894h2001" svg:viewBox="0 0 2002 1">
          <text:p/>
        </draw:connector>
        <draw:custom-shape draw:style-name="gr5" draw:text-style-name="P6" xml:id="id31" draw:id="id31" draw:layer="layout" svg:width="0.286cm" svg:height="0.283cm" draw:transform="rotate (-3.14159265358979) translate (31.677cm 7.0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26cm" svg:height="1.429cm" draw:transform="rotate (-3.14159265358979) translate (6.538cm 6.1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5.967cm" svg:y1="5.465cm" svg:x2="7.968cm" svg:y2="5.465cm" draw:start-shape="id32" draw:start-glue-point="6" svg:d="M5967 5465h2001" svg:viewBox="0 0 2002 1">
          <text:p/>
        </draw:connector>
        <draw:custom-shape draw:style-name="gr5" draw:text-style-name="P6" xml:id="id32" draw:id="id32" draw:layer="layout" svg:width="0.286cm" svg:height="0.283cm" draw:transform="rotate (-3.14159265358979) translate (5.967cm 5.6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26cm" svg:height="1.429cm" draw:transform="rotate (-3.14159265358979) translate (9.398cm 6.1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8.827cm" svg:y1="5.465cm" svg:x2="10.828cm" svg:y2="5.465cm" draw:start-shape="id33" draw:start-glue-point="6" svg:d="M8827 5465h2001" svg:viewBox="0 0 2002 1">
          <text:p/>
        </draw:connector>
        <draw:custom-shape draw:style-name="gr5" draw:text-style-name="P6" xml:id="id33" draw:id="id33" draw:layer="layout" svg:width="0.286cm" svg:height="0.283cm" draw:transform="rotate (-3.14159265358979) translate (8.827cm 5.6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26cm" svg:height="1.429cm" draw:transform="rotate (-3.14159265358979) translate (12.254cm 6.1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11.683cm" svg:y1="5.465cm" svg:x2="13.684cm" svg:y2="5.465cm" draw:start-shape="id34" draw:start-glue-point="6" svg:d="M11683 5465h2001" svg:viewBox="0 0 2002 1">
          <text:p/>
        </draw:connector>
        <draw:custom-shape draw:style-name="gr5" draw:text-style-name="P6" xml:id="id34" draw:id="id34" draw:layer="layout" svg:width="0.286cm" svg:height="0.283cm" draw:transform="rotate (-3.14159265358979) translate (11.683cm 5.6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26cm" svg:height="1.429cm" draw:transform="rotate (-3.14159265358979) translate (15.114cm 6.1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14.543cm" svg:y1="5.465cm" svg:x2="16.544cm" svg:y2="5.465cm" draw:start-shape="id35" draw:start-glue-point="6" svg:d="M14543 5465h2001" svg:viewBox="0 0 2002 1">
          <text:p/>
        </draw:connector>
        <draw:custom-shape draw:style-name="gr5" draw:text-style-name="P6" xml:id="id35" draw:id="id35" draw:layer="layout" svg:width="0.286cm" svg:height="0.283cm" draw:transform="rotate (-3.14159265358979) translate (14.543cm 5.6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26cm" svg:height="1.429cm" draw:transform="rotate (-3.14159265358979) translate (17.96cm 6.1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17.389cm" svg:y1="5.465cm" svg:x2="19.39cm" svg:y2="5.465cm" draw:start-shape="id36" draw:start-glue-point="6" svg:d="M17389 5465h2001" svg:viewBox="0 0 2002 1">
          <text:p/>
        </draw:connector>
        <draw:custom-shape draw:style-name="gr5" draw:text-style-name="P6" xml:id="id36" draw:id="id36" draw:layer="layout" svg:width="0.286cm" svg:height="0.283cm" draw:transform="rotate (-3.14159265358979) translate (17.389cm 5.6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26cm" svg:height="1.429cm" draw:transform="rotate (-3.14159265358979) translate (20.82cm 6.1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20.249cm" svg:y1="5.465cm" svg:x2="22.25cm" svg:y2="5.465cm" draw:start-shape="id37" draw:start-glue-point="6" svg:d="M20249 5465h2001" svg:viewBox="0 0 2002 1">
          <text:p/>
        </draw:connector>
        <draw:custom-shape draw:style-name="gr5" draw:text-style-name="P6" xml:id="id37" draw:id="id37" draw:layer="layout" svg:width="0.286cm" svg:height="0.283cm" draw:transform="rotate (-3.14159265358979) translate (20.249cm 5.6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26cm" svg:height="1.429cm" draw:transform="rotate (-3.14159265358979) translate (23.676cm 6.1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23.105cm" svg:y1="5.465cm" svg:x2="25.106cm" svg:y2="5.465cm" draw:start-shape="id38" draw:start-glue-point="6" svg:d="M23105 5465h2001" svg:viewBox="0 0 2002 1">
          <text:p/>
        </draw:connector>
        <draw:custom-shape draw:style-name="gr5" draw:text-style-name="P6" xml:id="id38" draw:id="id38" draw:layer="layout" svg:width="0.286cm" svg:height="0.283cm" draw:transform="rotate (-3.14159265358979) translate (23.105cm 5.6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26cm" svg:height="1.429cm" draw:transform="rotate (-3.14159265358979) translate (26.536cm 6.1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25.965cm" svg:y1="5.465cm" svg:x2="27.966cm" svg:y2="5.465cm" draw:start-shape="id39" draw:start-glue-point="6" svg:d="M25965 5465h2001" svg:viewBox="0 0 2002 1">
          <text:p/>
        </draw:connector>
        <draw:custom-shape draw:style-name="gr5" draw:text-style-name="P6" xml:id="id39" draw:id="id39" draw:layer="layout" svg:width="0.286cm" svg:height="0.283cm" draw:transform="rotate (-3.14159265358979) translate (25.965cm 5.6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26cm" svg:height="1.429cm" draw:transform="rotate (-3.14159265358979) translate (29.392cm 6.1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28.821cm" svg:y1="5.465cm" svg:x2="30.822cm" svg:y2="5.465cm" draw:start-shape="id40" draw:start-glue-point="6" svg:d="M28821 5465h2001" svg:viewBox="0 0 2002 1">
          <text:p/>
        </draw:connector>
        <draw:custom-shape draw:style-name="gr5" draw:text-style-name="P6" xml:id="id40" draw:id="id40" draw:layer="layout" svg:width="0.286cm" svg:height="0.283cm" draw:transform="rotate (-3.14159265358979) translate (28.821cm 5.6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26cm" svg:height="1.429cm" draw:transform="rotate (-3.14159265358979) translate (3.682cm 6.1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3.111cm" svg:y1="5.465cm" svg:x2="5.112cm" svg:y2="5.465cm" draw:start-shape="id41" draw:start-glue-point="6" svg:d="M3111 5465h2001" svg:viewBox="0 0 2002 1">
          <text:p/>
        </draw:connector>
        <draw:custom-shape draw:style-name="gr5" draw:text-style-name="P6" xml:id="id41" draw:id="id41" draw:layer="layout" svg:width="0.286cm" svg:height="0.283cm" draw:transform="rotate (-3.14159265358979) translate (3.111cm 5.6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26cm" svg:height="1.429cm" draw:transform="rotate (-3.14159265358979) translate (32.248cm 6.1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31.677cm" svg:y1="5.465cm" svg:x2="33.678cm" svg:y2="5.465cm" draw:start-shape="id42" draw:start-glue-point="6" svg:d="M31677 5465h2001" svg:viewBox="0 0 2002 1">
          <text:p/>
        </draw:connector>
        <draw:custom-shape draw:style-name="gr5" draw:text-style-name="P6" xml:id="id42" draw:id="id42" draw:layer="layout" svg:width="0.286cm" svg:height="0.283cm" draw:transform="rotate (-3.14159265358979) translate (31.677cm 5.6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26cm" svg:height="1.429cm" draw:transform="rotate (-3.14159265358979) translate (6.538cm 4.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5.967cm" svg:y1="4.036cm" svg:x2="7.968cm" svg:y2="4.036cm" draw:start-shape="id43" draw:start-glue-point="6" svg:d="M5967 4036h2001" svg:viewBox="0 0 2002 1">
          <text:p/>
        </draw:connector>
        <draw:custom-shape draw:style-name="gr5" draw:text-style-name="P6" xml:id="id43" draw:id="id43" draw:layer="layout" svg:width="0.286cm" svg:height="0.283cm" draw:transform="rotate (-3.14159265358979) translate (5.967cm 4.1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26cm" svg:height="1.429cm" draw:transform="rotate (-3.14159265358979) translate (9.398cm 4.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8.827cm" svg:y1="4.036cm" svg:x2="10.828cm" svg:y2="4.036cm" draw:start-shape="id44" draw:start-glue-point="6" svg:d="M8827 4036h2001" svg:viewBox="0 0 2002 1">
          <text:p/>
        </draw:connector>
        <draw:custom-shape draw:style-name="gr5" draw:text-style-name="P6" xml:id="id44" draw:id="id44" draw:layer="layout" svg:width="0.286cm" svg:height="0.283cm" draw:transform="rotate (-3.14159265358979) translate (8.827cm 4.1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26cm" svg:height="1.429cm" draw:transform="rotate (-3.14159265358979) translate (12.254cm 4.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11.683cm" svg:y1="4.036cm" svg:x2="13.684cm" svg:y2="4.036cm" draw:start-shape="id45" draw:start-glue-point="6" svg:d="M11683 4036h2001" svg:viewBox="0 0 2002 1">
          <text:p/>
        </draw:connector>
        <draw:custom-shape draw:style-name="gr5" draw:text-style-name="P6" xml:id="id45" draw:id="id45" draw:layer="layout" svg:width="0.286cm" svg:height="0.283cm" draw:transform="rotate (-3.14159265358979) translate (11.683cm 4.1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26cm" svg:height="1.429cm" draw:transform="rotate (-3.14159265358979) translate (15.114cm 4.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14.543cm" svg:y1="4.036cm" svg:x2="16.544cm" svg:y2="4.036cm" draw:start-shape="id46" draw:start-glue-point="6" svg:d="M14543 4036h2001" svg:viewBox="0 0 2002 1">
          <text:p/>
        </draw:connector>
        <draw:custom-shape draw:style-name="gr5" draw:text-style-name="P6" xml:id="id46" draw:id="id46" draw:layer="layout" svg:width="0.286cm" svg:height="0.283cm" draw:transform="rotate (-3.14159265358979) translate (14.543cm 4.1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26cm" svg:height="1.429cm" draw:transform="rotate (-3.14159265358979) translate (17.96cm 4.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17.389cm" svg:y1="4.036cm" svg:x2="19.39cm" svg:y2="4.036cm" draw:start-shape="id47" draw:start-glue-point="6" svg:d="M17389 4036h2001" svg:viewBox="0 0 2002 1">
          <text:p/>
        </draw:connector>
        <draw:custom-shape draw:style-name="gr5" draw:text-style-name="P6" xml:id="id47" draw:id="id47" draw:layer="layout" svg:width="0.286cm" svg:height="0.283cm" draw:transform="rotate (-3.14159265358979) translate (17.389cm 4.1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26cm" svg:height="1.429cm" draw:transform="rotate (-3.14159265358979) translate (20.82cm 4.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20.249cm" svg:y1="4.036cm" svg:x2="22.25cm" svg:y2="4.036cm" draw:start-shape="id48" draw:start-glue-point="6" svg:d="M20249 4036h2001" svg:viewBox="0 0 2002 1">
          <text:p/>
        </draw:connector>
        <draw:custom-shape draw:style-name="gr5" draw:text-style-name="P6" xml:id="id48" draw:id="id48" draw:layer="layout" svg:width="0.286cm" svg:height="0.283cm" draw:transform="rotate (-3.14159265358979) translate (20.249cm 4.1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26cm" svg:height="1.429cm" draw:transform="rotate (-3.14159265358979) translate (23.676cm 4.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23.105cm" svg:y1="4.036cm" svg:x2="25.106cm" svg:y2="4.036cm" draw:start-shape="id49" draw:start-glue-point="6" svg:d="M23105 4036h2001" svg:viewBox="0 0 2002 1">
          <text:p/>
        </draw:connector>
        <draw:custom-shape draw:style-name="gr5" draw:text-style-name="P6" xml:id="id49" draw:id="id49" draw:layer="layout" svg:width="0.286cm" svg:height="0.283cm" draw:transform="rotate (-3.14159265358979) translate (23.105cm 4.1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26cm" svg:height="1.429cm" draw:transform="rotate (-3.14159265358979) translate (26.536cm 4.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25.965cm" svg:y1="4.036cm" svg:x2="27.966cm" svg:y2="4.036cm" draw:start-shape="id50" draw:start-glue-point="6" svg:d="M25965 4036h2001" svg:viewBox="0 0 2002 1">
          <text:p/>
        </draw:connector>
        <draw:custom-shape draw:style-name="gr5" draw:text-style-name="P6" xml:id="id50" draw:id="id50" draw:layer="layout" svg:width="0.286cm" svg:height="0.283cm" draw:transform="rotate (-3.14159265358979) translate (25.965cm 4.1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26cm" svg:height="1.429cm" draw:transform="rotate (-3.14159265358979) translate (29.392cm 4.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28.821cm" svg:y1="4.036cm" svg:x2="30.822cm" svg:y2="4.036cm" draw:start-shape="id51" draw:start-glue-point="6" svg:d="M28821 4036h2001" svg:viewBox="0 0 2002 1">
          <text:p/>
        </draw:connector>
        <draw:custom-shape draw:style-name="gr5" draw:text-style-name="P6" xml:id="id51" draw:id="id51" draw:layer="layout" svg:width="0.286cm" svg:height="0.283cm" draw:transform="rotate (-3.14159265358979) translate (28.821cm 4.1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26cm" svg:height="1.429cm" draw:transform="rotate (-3.14159265358979) translate (3.682cm 4.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3.111cm" svg:y1="4.036cm" svg:x2="5.112cm" svg:y2="4.036cm" draw:start-shape="id52" draw:start-glue-point="6" svg:d="M3111 4036h2001" svg:viewBox="0 0 2002 1">
          <text:p/>
        </draw:connector>
        <draw:custom-shape draw:style-name="gr5" draw:text-style-name="P6" xml:id="id52" draw:id="id52" draw:layer="layout" svg:width="0.286cm" svg:height="0.283cm" draw:transform="rotate (-3.14159265358979) translate (3.111cm 4.1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26cm" svg:height="1.429cm" draw:transform="rotate (-3.14159265358979) translate (32.248cm 4.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31.677cm" svg:y1="4.036cm" svg:x2="33.678cm" svg:y2="4.036cm" draw:start-shape="id53" draw:start-glue-point="6" svg:d="M31677 4036h2001" svg:viewBox="0 0 2002 1">
          <text:p/>
        </draw:connector>
        <draw:custom-shape draw:style-name="gr5" draw:text-style-name="P6" xml:id="id53" draw:id="id53" draw:layer="layout" svg:width="0.286cm" svg:height="0.283cm" draw:transform="rotate (-3.14159265358979) translate (31.677cm 4.1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1.43cm" svg:height="1.429cm" svg:x="33.678cm" svg:y="7.608cm">
          <text:p text:style-name="P2"><text:span text:style-name="T3">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" draw:layer="layout" svg:width="1.43cm" svg:height="1.429cm" svg:x="33.678cm" svg:y="6.179cm">
          <text:p text:style-name="P2"><text:span text:style-name="T3">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draw:layer="layout" svg:width="1.43cm" svg:height="1.429cm" svg:x="33.678cm" svg:y="4.749cm">
          <text:p text:style-name="P2"><text:span text:style-name="T3">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1.43cm" svg:height="1.429cm" svg:x="33.678cm" svg:y="3.32cm">
          <text:p text:style-name="P2"><text:span text:style-name="T3">∅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29" draw:text-style-name="P12" draw:layer="layout" svg:width="1.43cm" svg:height="1.429cm" svg:x="4.068cm" svg:y="8.806cm">
          <text:p text:style-name="P11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.426cm" svg:height="1.429cm" draw:transform="rotate (-3.14159265358979) translate (5.498cm 8.8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4.927cm" svg:y1="8.092cm" svg:x2="6.928cm" svg:y2="8.092cm" draw:start-shape="id54" draw:start-glue-point="6" svg:d="M4927 8092h2001" svg:viewBox="0 0 2002 1">
          <text:p/>
        </draw:connector>
        <draw:custom-shape draw:style-name="gr5" draw:text-style-name="P6" xml:id="id54" draw:id="id54" draw:layer="layout" svg:width="0.286cm" svg:height="0.283cm" draw:transform="rotate (-3.14159265358979) translate (4.927cm 8.2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.43cm" svg:height="1.429cm" svg:x="6.928cm" svg:y="8.806cm">
          <text:p text:style-name="P2"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.426cm" svg:height="1.429cm" draw:transform="rotate (-3.14159265358979) translate (8.358cm 8.8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7.787cm" svg:y1="8.092cm" svg:x2="9.788cm" svg:y2="8.092cm" draw:start-shape="id55" draw:start-glue-point="6" svg:d="M7787 8092h2001" svg:viewBox="0 0 2002 1">
          <text:p/>
        </draw:connector>
        <draw:custom-shape draw:style-name="gr5" draw:text-style-name="P6" xml:id="id55" draw:id="id55" draw:layer="layout" svg:width="0.286cm" svg:height="0.283cm" draw:transform="rotate (-3.14159265358979) translate (7.787cm 8.2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draw:layer="layout" svg:width="1.43cm" svg:height="1.429cm" svg:x="9.784cm" svg:y="8.806cm">
          <text:p text:style-name="P2"><text:span text:style-name="T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.426cm" svg:height="1.429cm" draw:transform="rotate (-3.14159265358979) translate (11.214cm 8.8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10.643cm" svg:y1="8.092cm" svg:x2="12.644cm" svg:y2="8.092cm" draw:start-shape="id56" draw:start-glue-point="6" svg:d="M10643 8092h2001" svg:viewBox="0 0 2002 1">
          <text:p/>
        </draw:connector>
        <draw:custom-shape draw:style-name="gr5" draw:text-style-name="P6" xml:id="id56" draw:id="id56" draw:layer="layout" svg:width="0.286cm" svg:height="0.283cm" draw:transform="rotate (-3.14159265358979) translate (10.643cm 8.2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draw:layer="layout" svg:width="1.43cm" svg:height="1.429cm" svg:x="12.644cm" svg:y="8.806cm">
          <text:p text:style-name="P2"><text:span text:style-name="T3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.426cm" svg:height="1.429cm" draw:transform="rotate (-3.14159265358979) translate (14.074cm 8.8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13.503cm" svg:y1="8.092cm" svg:x2="15.504cm" svg:y2="8.092cm" draw:start-shape="id57" draw:start-glue-point="6" svg:d="M13503 8092h2001" svg:viewBox="0 0 2002 1">
          <text:p/>
        </draw:connector>
        <draw:custom-shape draw:style-name="gr5" draw:text-style-name="P6" xml:id="id57" draw:id="id57" draw:layer="layout" svg:width="0.286cm" svg:height="0.283cm" draw:transform="rotate (-3.14159265358979) translate (13.503cm 8.2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draw:layer="layout" svg:width="1.43cm" svg:height="1.429cm" svg:x="15.49cm" svg:y="8.806cm">
          <text:p text:style-name="P2"><text:span text:style-name="T3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.426cm" svg:height="1.429cm" draw:transform="rotate (-3.14159265358979) translate (16.92cm 8.8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16.349cm" svg:y1="8.092cm" svg:x2="18.35cm" svg:y2="8.092cm" draw:start-shape="id58" draw:start-glue-point="6" svg:d="M16349 8092h2001" svg:viewBox="0 0 2002 1">
          <text:p/>
        </draw:connector>
        <draw:custom-shape draw:style-name="gr5" draw:text-style-name="P6" xml:id="id58" draw:id="id58" draw:layer="layout" svg:width="0.286cm" svg:height="0.283cm" draw:transform="rotate (-3.14159265358979) translate (16.349cm 8.2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1.43cm" svg:height="1.429cm" svg:x="18.35cm" svg:y="8.806cm">
          <text:p text:style-name="P2"><text:span text:style-name="T3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.426cm" svg:height="1.429cm" draw:transform="rotate (-3.14159265358979) translate (19.78cm 8.8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19.209cm" svg:y1="8.092cm" svg:x2="21.21cm" svg:y2="8.092cm" draw:start-shape="id59" draw:start-glue-point="6" svg:d="M19209 8092h2001" svg:viewBox="0 0 2002 1">
          <text:p/>
        </draw:connector>
        <draw:custom-shape draw:style-name="gr5" draw:text-style-name="P6" xml:id="id59" draw:id="id59" draw:layer="layout" svg:width="0.286cm" svg:height="0.283cm" draw:transform="rotate (-3.14159265358979) translate (19.209cm 8.2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draw:layer="layout" svg:width="1.43cm" svg:height="1.429cm" svg:x="21.206cm" svg:y="8.806cm">
          <text:p text:style-name="P2"><text:span text:style-name="T3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.426cm" svg:height="1.429cm" draw:transform="rotate (-3.14159265358979) translate (22.636cm 8.8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22.065cm" svg:y1="8.092cm" svg:x2="24.066cm" svg:y2="8.092cm" draw:start-shape="id60" draw:start-glue-point="6" svg:d="M22065 8092h2001" svg:viewBox="0 0 2002 1">
          <text:p/>
        </draw:connector>
        <draw:custom-shape draw:style-name="gr5" draw:text-style-name="P6" xml:id="id60" draw:id="id60" draw:layer="layout" svg:width="0.286cm" svg:height="0.283cm" draw:transform="rotate (-3.14159265358979) translate (22.065cm 8.2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1.43cm" svg:height="1.429cm" svg:x="24.066cm" svg:y="8.806cm">
          <text:p text:style-name="P2"><text:span text:style-name="T3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.426cm" svg:height="1.429cm" draw:transform="rotate (-3.14159265358979) translate (25.496cm 8.8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24.925cm" svg:y1="8.092cm" svg:x2="26.926cm" svg:y2="8.092cm" draw:start-shape="id61" draw:start-glue-point="6" svg:d="M24925 8092h2001" svg:viewBox="0 0 2002 1">
          <text:p/>
        </draw:connector>
        <draw:custom-shape draw:style-name="gr5" draw:text-style-name="P6" xml:id="id61" draw:id="id61" draw:layer="layout" svg:width="0.286cm" svg:height="0.283cm" draw:transform="rotate (-3.14159265358979) translate (24.925cm 8.2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26cm" svg:height="1.429cm" draw:transform="rotate (-3.14159265358979) translate (2.642cm 8.8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2.071cm" svg:y1="8.092cm" svg:x2="4.072cm" svg:y2="8.092cm" draw:start-shape="id62" draw:start-glue-point="6" svg:d="M2071 8092h2001" svg:viewBox="0 0 2002 1">
          <text:p/>
        </draw:connector>
        <draw:custom-shape draw:style-name="gr5" draw:text-style-name="P6" xml:id="id62" draw:id="id62" draw:layer="layout" svg:width="0.286cm" svg:height="0.283cm" draw:transform="rotate (-3.14159265358979) translate (2.071cm 8.2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26cm" svg:height="1.429cm" draw:transform="rotate (-3.14159265358979) translate (5.498cm 7.3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4.927cm" svg:y1="6.663cm" svg:x2="9.788cm" svg:y2="6.663cm" draw:start-shape="id63" draw:start-glue-point="6" draw:end-shape="id64" draw:end-glue-point="1" svg:d="M4927 6663h4861" svg:viewBox="0 0 4862 1">
          <text:p/>
        </draw:connector>
        <draw:custom-shape draw:style-name="gr5" draw:text-style-name="P6" xml:id="id63" draw:id="id63" draw:layer="layout" svg:width="0.286cm" svg:height="0.283cm" draw:transform="rotate (-3.14159265358979) translate (4.927cm 6.8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64" draw:id="id64" draw:layer="layout" svg:width="1.426cm" svg:height="1.429cm" draw:transform="rotate (-3.14159265358979) translate (11.214cm 7.3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10.643cm" svg:y1="6.663cm" svg:x2="12.644cm" svg:y2="6.663cm" draw:start-shape="id65" draw:start-glue-point="6" svg:d="M10643 6663h2001" svg:viewBox="0 0 2002 1">
          <text:p/>
        </draw:connector>
        <draw:custom-shape draw:style-name="gr5" draw:text-style-name="P6" xml:id="id65" draw:id="id65" draw:layer="layout" svg:width="0.286cm" svg:height="0.283cm" draw:transform="rotate (-3.14159265358979) translate (10.643cm 6.8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26cm" svg:height="1.429cm" draw:transform="rotate (-3.14159265358979) translate (14.074cm 7.3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13.503cm" svg:y1="6.663cm" svg:x2="21.21cm" svg:y2="6.663cm" draw:start-shape="id66" draw:start-glue-point="6" draw:end-shape="id67" draw:end-glue-point="1" svg:d="M13503 6663h7707" svg:viewBox="0 0 7708 1">
          <text:p/>
        </draw:connector>
        <draw:custom-shape draw:style-name="gr5" draw:text-style-name="P6" xml:id="id66" draw:id="id66" draw:layer="layout" svg:width="0.286cm" svg:height="0.283cm" draw:transform="rotate (-3.14159265358979) translate (13.503cm 6.8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67" draw:id="id67" draw:layer="layout" svg:width="1.426cm" svg:height="1.429cm" draw:transform="rotate (-3.14159265358979) translate (22.636cm 7.3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22.065cm" svg:y1="6.663cm" svg:x2="26.926cm" svg:y2="6.662cm" draw:start-shape="id68" draw:start-glue-point="6" draw:end-shape="id69" draw:end-glue-point="3" svg:d="M22065 6663c3631 0 1201-1 4861-1" svg:viewBox="0 0 4862 2">
          <text:p/>
        </draw:connector>
        <draw:custom-shape draw:style-name="gr5" draw:text-style-name="P6" xml:id="id68" draw:id="id68" draw:layer="layout" svg:width="0.286cm" svg:height="0.283cm" draw:transform="rotate (-3.14159265358979) translate (22.065cm 6.8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26cm" svg:height="1.429cm" draw:transform="rotate (-3.14159265358979) translate (2.642cm 7.3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2.071cm" svg:y1="6.663cm" svg:x2="4.072cm" svg:y2="6.663cm" draw:start-shape="id70" draw:start-glue-point="6" svg:d="M2071 6663h2001" svg:viewBox="0 0 2002 1">
          <text:p/>
        </draw:connector>
        <draw:custom-shape draw:style-name="gr5" draw:text-style-name="P6" xml:id="id70" draw:id="id70" draw:layer="layout" svg:width="0.286cm" svg:height="0.283cm" draw:transform="rotate (-3.14159265358979) translate (2.071cm 6.8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26cm" svg:height="1.429cm" draw:transform="rotate (-3.14159265358979) translate (5.498cm 5.9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4.927cm" svg:y1="5.234cm" svg:x2="12.648cm" svg:y2="5.234cm" draw:start-shape="id71" draw:start-glue-point="6" draw:end-shape="id72" draw:end-glue-point="1" svg:d="M4927 5234h7721" svg:viewBox="0 0 7722 1">
          <text:p/>
        </draw:connector>
        <draw:custom-shape draw:style-name="gr5" draw:text-style-name="P6" xml:id="id71" draw:id="id71" draw:layer="layout" svg:width="0.286cm" svg:height="0.283cm" draw:transform="rotate (-3.14159265358979) translate (4.927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72" draw:id="id72" draw:layer="layout" svg:width="1.426cm" svg:height="1.429cm" draw:transform="rotate (-3.14159265358979) translate (14.074cm 5.9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13.503cm" svg:y1="5.234cm" svg:x2="21.21cm" svg:y2="5.234cm" draw:start-shape="id73" draw:start-glue-point="6" draw:end-shape="id74" draw:end-glue-point="1" svg:d="M13503 5234h7707" svg:viewBox="0 0 7708 1">
          <text:p/>
        </draw:connector>
        <draw:custom-shape draw:style-name="gr5" draw:text-style-name="P6" xml:id="id73" draw:id="id73" draw:layer="layout" svg:width="0.286cm" svg:height="0.283cm" draw:transform="rotate (-3.14159265358979) translate (13.503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74" draw:id="id74" draw:layer="layout" svg:width="1.426cm" svg:height="1.429cm" draw:transform="rotate (-3.14159265358979) translate (22.636cm 5.9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22.065cm" svg:y1="5.234cm" svg:x2="26.926cm" svg:y2="5.232cm" draw:start-shape="id75" draw:start-glue-point="6" draw:end-shape="id76" draw:end-glue-point="3" svg:d="M22065 5234c3631 0 1201-2 4861-2" svg:viewBox="0 0 4862 3">
          <text:p/>
        </draw:connector>
        <draw:custom-shape draw:style-name="gr5" draw:text-style-name="P6" xml:id="id75" draw:id="id75" draw:layer="layout" svg:width="0.286cm" svg:height="0.283cm" draw:transform="rotate (-3.14159265358979) translate (22.065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26cm" svg:height="1.429cm" draw:transform="rotate (-3.14159265358979) translate (2.642cm 5.9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2.071cm" svg:y1="5.234cm" svg:x2="4.072cm" svg:y2="5.234cm" draw:start-shape="id77" draw:start-glue-point="6" svg:d="M2071 5234h2001" svg:viewBox="0 0 2002 1">
          <text:p/>
        </draw:connector>
        <draw:custom-shape draw:style-name="gr5" draw:text-style-name="P6" xml:id="id77" draw:id="id77" draw:layer="layout" svg:width="0.286cm" svg:height="0.283cm" draw:transform="rotate (-3.14159265358979) translate (2.071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26cm" svg:height="1.429cm" draw:transform="rotate (-3.14159265358979) translate (5.498cm 4.5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4.927cm" svg:y1="3.805cm" svg:x2="26.926cm" svg:y2="3.803cm" draw:start-shape="id78" draw:start-glue-point="6" draw:end-shape="id79" draw:end-glue-point="3" svg:d="M4927 3805c16485 0 5486-2 21999-2" svg:viewBox="0 0 22000 3">
          <text:p/>
        </draw:connector>
        <draw:custom-shape draw:style-name="gr5" draw:text-style-name="P6" xml:id="id78" draw:id="id78" draw:layer="layout" svg:width="0.286cm" svg:height="0.283cm" draw:transform="rotate (-3.14159265358979) translate (4.927cm 3.9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426cm" svg:height="1.429cm" draw:transform="rotate (-3.14159265358979) translate (2.642cm 4.5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curve" svg:x1="2.071cm" svg:y1="3.805cm" svg:x2="4.072cm" svg:y2="3.805cm" draw:start-shape="id80" draw:start-glue-point="6" svg:d="M2071 3805h2001" svg:viewBox="0 0 2002 1">
          <text:p/>
        </draw:connector>
        <draw:custom-shape draw:style-name="gr5" draw:text-style-name="P6" xml:id="id80" draw:id="id80" draw:layer="layout" svg:width="0.286cm" svg:height="0.283cm" draw:transform="rotate (-3.14159265358979) translate (2.071cm 3.9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" draw:layer="layout" svg:width="1.43cm" svg:height="1.429cm" svg:x="26.926cm" svg:y="7.377cm">
          <text:p text:style-name="P2"><text:span text:style-name="T3">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" xml:id="id69" draw:id="id69" draw:layer="layout" svg:width="1.43cm" svg:height="1.429cm" svg:x="26.926cm" svg:y="5.948cm">
          <text:p text:style-name="P2"><text:span text:style-name="T3">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" xml:id="id76" draw:id="id76" draw:layer="layout" svg:width="1.43cm" svg:height="1.429cm" svg:x="26.926cm" svg:y="4.518cm">
          <text:p text:style-name="P2"><text:span text:style-name="T3">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" xml:id="id79" draw:id="id79" draw:layer="layout" svg:width="1.43cm" svg:height="1.429cm" svg:x="26.926cm" svg:y="3.089cm">
          <text:p text:style-name="P2"><text:span text:style-name="T3">∅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7" draw:layer="layout" svg:width="18.52cm" svg:height="4.211cm" svg:x="-6.604cm" svg:y="22.832cm">
          <draw:image xlink:href="Pictures/100000000000036B000000C764A9DB608A725CE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Roboto Mono" svg:font-family="'Roboto Mono'" style:font-adornments="Regular" style:font-family-generic="modern" style:font-pitch="fixed"/>
    <style:font-face style:name="Arial2" svg:font-family="Arial" style:font-adornments="Regular" style:font-family-generic="modern" style:font-pitch="variable"/>
    <style:font-face style:name="Roboto Mono1" svg:font-family="'Roboto Mono'" style:font-adornments="Regular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1-01-09T11:27:37.455000000</dc:date>
    <meta:editing-duration>P2DT12H49M16S</meta:editing-duration>
    <meta:editing-cycles>178</meta:editing-cycles>
    <meta:generator>LibreOffice/6.4.5.2$Windows_X86_64 LibreOffice_project/a726b36747cf2001e06b58ad5db1aa3a9a1872d6</meta:generator>
    <meta:document-statistic meta:object-count="240"/>
  </office:meta>
</office:document-meta>
</file>